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1f36b" officeooo:paragraph-rsid="0011f36b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1f36b" officeooo:paragraph-rsid="0011f36b" style:font-size-asian="12.25pt" style:font-weight-asian="bold" style:font-size-complex="14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normal" officeooo:rsid="0013da7a" officeooo:paragraph-rsid="0013da7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italic" fo:font-weight="normal" officeooo:rsid="0013da7a" officeooo:paragraph-rsid="0013da7a" style:font-size-asian="10.5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bold" officeooo:rsid="0013da7a" officeooo:paragraph-rsid="0013da7a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bold" officeooo:rsid="001575a5" officeooo:paragraph-rsid="001575a5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normal" officeooo:rsid="0013da7a" officeooo:paragraph-rsid="0013da7a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13da7a" officeooo:paragraph-rsid="0013da7a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575a5" officeooo:paragraph-rsid="001575a5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normal" officeooo:rsid="001575a5" officeooo:paragraph-rsid="001575a5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1575a5" officeooo:paragraph-rsid="001575a5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1575a5" officeooo:paragraph-rsid="0016fe62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23b4cb" officeooo:paragraph-rsid="0023b4cb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13da7a"/>
    </style:style>
    <style:style style:name="P15" style:family="paragraph" style:parent-style-name="Standard" style:list-style-name="L6">
      <style:paragraph-properties fo:text-align="start" style:justify-single-word="false"/>
      <style:text-properties officeooo:paragraph-rsid="0016fe62"/>
    </style:style>
    <style:style style:name="P16" style:family="paragraph" style:parent-style-name="Standard" style:list-style-name="L2">
      <style:paragraph-properties fo:text-align="start" style:justify-single-word="false"/>
      <style:text-properties fo:font-style="normal" fo:font-weight="normal" officeooo:rsid="0013da7a" officeooo:paragraph-rsid="0013da7a" style:font-style-asian="normal" style:font-weight-asian="normal" style:font-style-complex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tyle="normal" fo:font-weight="normal" officeooo:rsid="001a9aa5" officeooo:paragraph-rsid="001a9aa5" style:font-style-asian="normal" style:font-weight-asian="normal" style:font-style-complex="normal" style:font-weight-complex="normal"/>
    </style:style>
    <style:style style:name="P18" style:family="paragraph" style:parent-style-name="Standard" style:list-style-name="L8">
      <style:paragraph-properties fo:text-align="start" style:justify-single-word="false"/>
      <style:text-properties fo:font-style="normal" fo:font-weight="normal" officeooo:rsid="001a9aa5" officeooo:paragraph-rsid="001a9aa5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normal" fo:font-weight="normal" officeooo:rsid="001a9aa5" officeooo:paragraph-rsid="001a9aa5" style:font-style-asian="normal" style:font-weight-asian="normal" style:font-style-complex="normal" style:font-weight-complex="normal"/>
    </style:style>
    <style:style style:name="P20" style:family="paragraph" style:parent-style-name="Standard" style:list-style-name="L9">
      <style:paragraph-properties fo:text-align="start" style:justify-single-word="false"/>
      <style:text-properties fo:font-style="normal" fo:font-weight="normal" officeooo:rsid="001c1570" officeooo:paragraph-rsid="001c1570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normal" fo:font-weight="bold" officeooo:rsid="001c1570" officeooo:paragraph-rsid="001c1570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18f803" officeooo:paragraph-rsid="0018f803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1a9aa5" officeooo:paragraph-rsid="001a9aa5" style:font-weight-asian="bold" style:font-weight-complex="bold"/>
    </style:style>
    <style:style style:name="P24" style:family="paragraph" style:parent-style-name="Standard" style:list-style-name="L7">
      <style:paragraph-properties fo:text-align="start" style:justify-single-word="false"/>
      <style:text-properties fo:font-weight="normal" officeooo:rsid="0018f803" officeooo:paragraph-rsid="0018f803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18f803" officeooo:paragraph-rsid="0018f803" style:font-weight-asian="normal" style:font-weight-complex="normal"/>
    </style:style>
    <style:style style:name="P26" style:family="paragraph" style:parent-style-name="Standard" style:list-style-name="L8">
      <style:paragraph-properties fo:text-align="start" style:justify-single-word="false"/>
      <style:text-properties fo:font-weight="normal" officeooo:rsid="001a9aa5" officeooo:paragraph-rsid="001a9aa5" style:font-weight-asian="normal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fo:font-style="italic" fo:font-weight="normal" officeooo:rsid="001a9aa5" officeooo:paragraph-rsid="001a9aa5" style:font-style-asian="italic" style:font-weight-asian="normal" style:font-style-complex="italic" style:font-weight-complex="normal"/>
    </style:style>
    <style:style style:name="P28" style:family="paragraph" style:parent-style-name="Standard" style:list-style-name="L9">
      <style:paragraph-properties fo:text-align="start" style:justify-single-word="false"/>
      <style:text-properties fo:font-style="italic" fo:font-weight="normal" officeooo:rsid="001c1570" officeooo:paragraph-rsid="001c1570" style:font-style-asian="italic" style:font-weight-asian="normal" style:font-style-complex="italic" style:font-weight-complex="normal"/>
    </style:style>
    <style:style style:name="P29" style:family="paragraph" style:parent-style-name="Standard" style:list-style-name="L9">
      <style:paragraph-properties fo:text-align="start" style:justify-single-word="false"/>
      <style:text-properties fo:font-style="italic" fo:font-weight="normal" officeooo:rsid="001d7c44" officeooo:paragraph-rsid="001d7c44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tyle="italic" fo:font-weight="normal" officeooo:rsid="001d7c44" officeooo:paragraph-rsid="001d7c44" style:font-style-asian="italic" style:font-weight-asian="normal" style:font-style-complex="italic" style:font-weight-complex="normal"/>
    </style:style>
    <style:style style:name="P31" style:family="paragraph" style:parent-style-name="Standard" style:list-style-name="L10">
      <style:paragraph-properties fo:text-align="start" style:justify-single-word="false"/>
      <style:text-properties fo:font-style="italic" fo:font-weight="normal" officeooo:rsid="001d7c44" officeooo:paragraph-rsid="001d7c44" style:font-style-asian="italic" style:font-weight-asian="normal" style:font-style-complex="italic" style:font-weight-complex="normal"/>
    </style:style>
    <style:style style:name="P32" style:family="paragraph" style:parent-style-name="Standard" style:list-style-name="L10">
      <style:paragraph-properties fo:text-align="start" style:justify-single-word="false"/>
      <style:text-properties fo:font-style="italic" fo:font-weight="normal" officeooo:rsid="001ef7d6" officeooo:paragraph-rsid="001ef7d6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tyle="italic" fo:font-weight="normal" officeooo:rsid="001ef7d6" officeooo:paragraph-rsid="001ef7d6" style:font-style-asian="italic" style:font-weight-asian="normal" style:font-style-complex="italic" style:font-weight-complex="normal"/>
    </style:style>
    <style:style style:name="P34" style:family="paragraph" style:parent-style-name="Standard" style:list-style-name="L11">
      <style:paragraph-properties fo:text-align="start" style:justify-single-word="false"/>
      <style:text-properties fo:font-style="italic" fo:font-weight="normal" officeooo:rsid="0024a704" officeooo:paragraph-rsid="0024a704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tyle="italic" fo:font-weight="normal" officeooo:rsid="0024a704" officeooo:paragraph-rsid="0024a704" style:font-style-asian="italic" style:font-weight-asian="normal" style:font-style-complex="italic" style:font-weight-complex="normal"/>
    </style:style>
    <style:style style:name="P36" style:family="paragraph" style:parent-style-name="Standard" style:list-style-name="L12">
      <style:paragraph-properties fo:text-align="start" style:justify-single-word="false"/>
      <style:text-properties fo:font-style="italic" fo:font-weight="normal" officeooo:rsid="0024a704" officeooo:paragraph-rsid="0024a704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tyle="italic" fo:font-weight="normal" officeooo:rsid="00263d42" officeooo:paragraph-rsid="00263d42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tyle="italic" fo:font-weight="bold" officeooo:rsid="001d7c44" officeooo:paragraph-rsid="001d7c44" style:font-style-asian="italic" style:font-weight-asian="bold" style:font-style-complex="italic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tyle="italic" fo:font-weight="bold" officeooo:rsid="0024a704" officeooo:paragraph-rsid="0024a704" style:font-style-asian="italic" style:font-weight-asian="bold" style:font-style-complex="italic" style:font-weight-complex="bold"/>
    </style:style>
    <style:style style:name="T1" style:family="text">
      <style:text-properties fo:font-size="12pt" fo:font-weight="normal" officeooo:rsid="0013da7a" style:font-size-asian="10.5pt" style:font-weight-asian="normal" style:font-size-complex="12pt" style:font-weight-complex="normal"/>
    </style:style>
    <style:style style:name="T2" style:family="text">
      <style:text-properties fo:font-size="12pt" fo:font-style="italic" fo:font-weight="normal" officeooo:rsid="0013da7a" style:font-size-asian="10.5pt" style:font-style-asian="italic" style:font-weight-asian="normal" style:font-size-complex="12pt" style:font-style-complex="italic" style:font-weight-complex="normal"/>
    </style:style>
    <style:style style:name="T3" style:family="text">
      <style:text-properties fo:font-size="12pt" fo:font-style="italic" style:font-size-asian="10.5pt" style:font-style-asian="italic" style:font-size-complex="12pt" style:font-style-complex="italic"/>
    </style:style>
    <style:style style:name="T4" style:family="text"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fo:font-weight="bold" style:font-size-asian="10.5pt" style:font-weight-asian="bold" style:font-size-complex="12pt" style:font-weight-complex="bold"/>
    </style:style>
    <style:style style:name="T7" style:family="text">
      <style:text-properties fo:font-size="12pt" fo:font-style="normal" fo:font-weight="normal" officeooo:rsid="001575a5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fo:font-weight="normal" officeooo:rsid="0016fe62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style:font-size-asian="10.5pt" style:font-style-asian="normal" style:font-size-complex="12pt" style:font-style-complex="normal"/>
    </style:style>
    <style:style style:name="T10" style:family="text">
      <style:text-properties fo:font-size="12pt" fo:font-style="normal" officeooo:rsid="001575a5" style:font-size-asian="10.5pt" style:font-style-asian="normal" style:font-size-complex="12pt" style:font-style-complex="normal"/>
    </style:style>
    <style:style style:name="T11" style:family="text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2" style:family="text">
      <style:text-properties fo:font-size="12pt" fo:font-style="normal" style:text-underline-style="none" style:font-size-asian="10.5pt" style:font-style-asian="normal" style:font-size-complex="12pt" style:font-style-complex="normal"/>
    </style:style>
    <style:style style:name="T13" style:family="text">
      <style:text-properties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14" style:family="text">
      <style:text-properties fo:font-size="12pt" style:text-underline-style="none" style:font-size-asian="10.5pt" style:font-size-complex="12pt"/>
    </style:style>
    <style:style style:name="T15" style:family="text">
      <style:text-properties officeooo:rsid="0016fe62"/>
    </style:style>
    <style:style style:name="T16" style:family="text">
      <style:text-properties officeooo:rsid="0021dd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Arithmetic</text:p>
      <text:p text:style-name="P2"/>
      <text:p text:style-name="P2">JS Arithmetic Operators</text:p>
      <text:list xml:id="list1043466378" text:style-name="L1">
        <text:list-item>
          <text:p text:style-name="P3">Arithmetic operators perform arithmetic operation on numbers.</text:p>
          <text:list>
            <text:list-item>
              <text:p text:style-name="P3">&lt; + &gt; - Addition</text:p>
            </text:list-item>
            <text:list-item>
              <text:p text:style-name="P3">&lt; - &gt; - Subtraction</text:p>
            </text:list-item>
            <text:list-item>
              <text:p text:style-name="P3">&lt; * &gt; - Multiplication</text:p>
            </text:list-item>
            <text:list-item>
              <text:p text:style-name="P3">&lt; ** &gt; - Exponentiation</text:p>
            </text:list-item>
            <text:list-item>
              <text:p text:style-name="P3">&lt; / &gt; - Division</text:p>
            </text:list-item>
            <text:list-item>
              <text:p text:style-name="P3">&lt; % &gt; - Modulus (Remainder)</text:p>
            </text:list-item>
            <text:list-item>
              <text:p text:style-name="P3">&lt; ++ &gt; - Increment</text:p>
            </text:list-item>
            <text:list-item>
              <text:p text:style-name="P3">&lt; -- &gt; - Decrement</text:p>
            </text:list-item>
          </text:list>
        </text:list-item>
        <text:list-item>
          <text:p text:style-name="P14"><text:span text:style-name="T1">A typical arithmetic operator operates on two numbers (literal: </text:span><text:span text:style-name="T2">123</text:span><text:span text:style-name="T1">, variables: </text:span><text:span text:style-name="T2">a, b, c</text:span><text:span text:style-name="T1">, expressions: </text:span><text:span text:style-name="T2">(100 + 50) * a</text:span></text:p>
        </text:list-item>
      </text:list>
      <text:p text:style-name="P4"/>
      <text:p text:style-name="P5">Operators and Operands</text:p>
      <text:list xml:id="list2776489833" text:style-name="L2">
        <text:list-item>
          <text:p text:style-name="P16"><text:span text:style-name="T5">The number (in an arithmetic operation) is called </text:span><text:span text:style-name="T6">operand</text:span><text:span text:style-name="T5">.</text:span></text:p>
        </text:list-item>
        <text:list-item>
          <text:p text:style-name="P16"><text:span text:style-name="T5">The operation is defined by a </text:span><text:span text:style-name="T6">operator</text:span><text:span text:style-name="T5">.</text:span></text:p>
        </text:list-item>
        <text:list-item>
          <text:p text:style-name="P17"><text:span text:style-name="T5">A operator is </text:span><text:span text:style-name="T6">unary</text:span><text:span text:style-name="T5"> if it has a single operand.</text:span></text:p>
          <text:list>
            <text:list-item>
              <text:p text:style-name="P27"><text:span text:style-name="T5">ex. let x = 1; | x = -x; | </text:span><text:span text:style-name="T9">the unary negation &lt; - &gt; reverses the sign of a number.</text:span></text:p>
            </text:list-item>
          </text:list>
        </text:list-item>
        <text:list-item>
          <text:p text:style-name="P17"><text:span text:style-name="T5">An operator is </text:span><text:span text:style-name="T6">binary</text:span><text:span text:style-name="T5"> if it has two operands.</text:span></text:p>
        </text:list-item>
      </text:list>
      <text:p text:style-name="P7"/>
      <text:p text:style-name="P5">Operator Precedence</text:p>
      <text:list xml:id="list372837150" text:style-name="L3">
        <text:list-item>
          <text:p text:style-name="P8">Operator precedence describes the order in which operations are performed.</text:p>
          <text:list>
            <text:list-item>
              <text:p text:style-name="P8">&lt; * &gt; and &lt; / &gt; have higher precedence than &lt; + &gt; &lt; - &gt;</text:p>
            </text:list-item>
          </text:list>
        </text:list-item>
        <text:list-item>
          <text:p text:style-name="P8">Parenthesis can be used to change preference.</text:p>
        </text:list-item>
        <text:list-item>
          <text:p text:style-name="P8">When operations have many same precedent operators, it is computed left to right.</text:p>
        </text:list-item>
      </text:list>
      <text:p text:style-name="P7"/>
      <text:p text:style-name="P6">Converting to Number Data Types</text:p>
      <text:list xml:id="list2747351277" text:style-name="L4">
        <text:list-item>
          <text:p text:style-name="P9">When trying to add a string with a number ("77") and a number (3), the calculation will produce a string ("773") rather than the expected calculation (80).</text:p>
          <text:list>
            <text:list-item>
              <text:p text:style-name="P9">To fix this calculation, it is possible to pass the string value into the Number() constructor to return a number version of the same value as the string.</text:p>
              <text:list>
                <text:list-item>
                  <text:p text:style-name="P9">Number(stringNumber) = 77</text:p>
                </text:list-item>
              </text:list>
            </text:list-item>
          </text:list>
        </text:list-item>
      </text:list>
      <text:p text:style-name="P10"/>
      <text:p text:style-name="P6">Incrementer</text:p>
      <text:list xml:id="list3489110631" text:style-name="L5">
        <text:list-item>
          <text:p text:style-name="P13">Incrementing/decrementing can be done by adding the ++ operator before or after the variable.</text:p>
          <text:list>
            <text:list-item>
              <text:p text:style-name="P13">postfix form: the ++ operator goes after the variable.</text:p>
              <text:list>
                <text:list-item>
                  <text:p text:style-name="P13">postfix form uses the variable and then increments.</text:p>
                </text:list-item>
              </text:list>
            </text:list-item>
            <text:list-item>
              <text:p text:style-name="P13">prefix form: operator goes before the variable.</text:p>
              <text:list>
                <text:list-item>
                  <text:p text:style-name="P13">prefix form increments and then uses the variable.</text:p>
                </text:list-item>
              </text:list>
            </text:list-item>
            <text:list-item>
              <text:p text:style-name="P13">If the result of the increment/decrement is not used, it does not matter which form to use.</text:p>
            </text:list-item>
          </text:list>
        </text:list-item>
      </text:list>
      <text:p text:style-name="P10"/>
      <text:p text:style-name="P6">Assignment Operators</text:p>
      <text:list xml:id="list1938901876" text:style-name="L6">
        <text:list-item>
          <text:p text:style-name="P11">Assignment operators assign a value to the variable. The most common one is &lt; = &gt;.</text:p>
        </text:list-item>
        <text:list-item>
          <text:p text:style-name="P11">There are more complex types which acts as shortcuts<text:span text:style-name="T16"> and modifies the variables in place.</text:span></text:p>
          <text:list>
            <text:list-item>
              <text:p text:style-name="P11">&lt; += &gt; - Addition assignment: Adds the value on the right to the variable value on the left, then returns the value.</text:p>
            </text:list-item>
            <text:list-item>
              <text:p text:style-name="P12"><text:soft-page-break/>&lt; -= &gt; - Subtraction assignment: Subtracts<text:span text:style-name="T15"> </text:span>the value on the right to the variable value on the left, then returns the value.</text:p>
            </text:list-item>
            <text:list-item>
              <text:p text:style-name="P15"><text:span text:style-name="T7">&lt; </text:span><text:span text:style-name="T8">*</text:span><text:span text:style-name="T7">= &gt; - </text:span><text:span text:style-name="T8">Multiplication</text:span><text:span text:style-name="T7"> assignment: </text:span><text:span text:style-name="T8">Multiply</text:span><text:span text:style-name="T7"> the value on the right to the variable value on the left, then returns the value.</text:span></text:p>
            </text:list-item>
            <text:list-item>
              <text:p text:style-name="P15"><text:span text:style-name="T7">&lt; </text:span><text:span text:style-name="T8">/</text:span><text:span text:style-name="T7">= &gt; - </text:span><text:span text:style-name="T8">Division</text:span><text:span text:style-name="T7"> assignment: </text:span><text:span text:style-name="T8">Divides </text:span><text:span text:style-name="T7">the value on the right to the variable value on the left, then returns the value.</text:span></text:p>
            </text:list-item>
          </text:list>
        </text:list-item>
      </text:list>
      <text:p text:style-name="P22"><text:span text:style-name="T10">C</text:span><text:span text:style-name="T9">omparison Operators</text:span></text:p>
      <text:list xml:id="list687368270" text:style-name="L7">
        <text:list-item>
          <text:p text:style-name="P24"><text:span text:style-name="T9">Comparison operators are used for true/false tests and returns a boolean.</text:span></text:p>
          <text:list>
            <text:list-item>
              <text:p text:style-name="P24"><text:span text:style-name="T9">&lt; === &gt; - Strict equality: Tests whether left and right values are identical to each other</text:span></text:p>
            </text:list-item>
            <text:list-item>
              <text:p text:style-name="P24"><text:span text:style-name="T9">&lt; !==&gt; - Strict-non-equality: Tests whether the left and right values are not identical to one another</text:span></text:p>
            </text:list-item>
            <text:list-item>
              <text:p text:style-name="P24"><text:span text:style-name="T9">&lt;</text:span><text:span text:style-name="T11"> &lt; </text:span><text:span text:style-name="T9">&gt; - Less than: Tests whether the left value is smaller than the right one.</text:span></text:p>
            </text:list-item>
            <text:list-item>
              <text:p text:style-name="P24"><text:span text:style-name="T9">&lt; </text:span><text:span text:style-name="T11">&gt; </text:span><text:span text:style-name="T9">&gt; - Greater than: Tests whether the left value is greater than the right one.</text:span></text:p>
            </text:list-item>
            <text:list-item>
              <text:p text:style-name="P24"><text:span text:style-name="T9">&lt; </text:span><text:span text:style-name="T11">&lt;= </text:span><text:span text:style-name="T9">&gt; - Less than or equal to: Tests whether the left value is smaller than or equal to the right one.</text:span></text:p>
            </text:list-item>
            <text:list-item>
              <text:p text:style-name="P24"><text:span text:style-name="T9">&lt; </text:span><text:span text:style-name="T11">&gt;=</text:span><text:span text:style-name="T9"> &gt; - Greater than or equal to: Tests whether the left value is greater than or equal to the right one.</text:span></text:p>
            </text:list-item>
          </text:list>
        </text:list-item>
        <text:list-item>
          <text:p text:style-name="P24"><text:span text:style-name="T9">Booleans can be used to make a choice.</text:span></text:p>
        </text:list-item>
      </text:list>
      <text:p text:style-name="P25"><text:span text:style-name="T9"/></text:p>
      <text:p text:style-name="P23"><text:span text:style-name="T9">Exponentiation</text:span></text:p>
      <text:list xml:id="list1800276900" text:style-name="L8">
        <text:list-item>
          <text:p text:style-name="P26"><text:span text:style-name="T9">The exponentiation operator &lt; **&gt; in </text:span><text:span text:style-name="T3">a ** b</text:span><text:span text:style-name="T9"> raises </text:span><text:span text:style-name="T3">a</text:span><text:span text:style-name="T9"> to the </text:span><text:span text:style-name="T3">b</text:span><text:span text:style-name="T4"> </text:span><text:span text:style-name="T3">power. a ^ b.</text:span></text:p>
        </text:list-item>
        <text:list-item>
          <text:p text:style-name="P18"><text:span text:style-name="T5">Square rooting is done by using (1/2).</text:span></text:p>
        </text:list-item>
      </text:list>
      <text:p text:style-name="P19"><text:span text:style-name="T5"/></text:p>
      <text:p text:style-name="P21"><text:span text:style-name="T5">String Concatenation with binary +</text:span></text:p>
      <text:list xml:id="list3069605589" text:style-name="L9">
        <text:list-item>
          <text:p text:style-name="P20"><text:span text:style-name="T5">If the binary + is applied to strings, it will merge the strings (concatenates) them.</text:span></text:p>
          <text:list>
            <text:list-item>
              <text:p text:style-name="P28"><text:span text:style-name="T5">ex. let s = "my" + "string"; | alert(s); | </text:span><text:span text:style-name="T12">This will show "mystring"</text:span></text:p>
            </text:list-item>
          </text:list>
        </text:list-item>
        <text:list-item>
          <text:p text:style-name="P28"><text:span text:style-name="T12">If any of the operands are strings, then the other is converted into a string as well.</text:span></text:p>
        </text:list-item>
        <text:list-item>
          <text:p text:style-name="P29"><text:span text:style-name="T12">Only the binary + supports concatenation. If attempting same operation with a &lt; - &gt; operator, it will convert the string into a number and do the operation.</text:span></text:p>
        </text:list-item>
      </text:list>
      <text:p text:style-name="P30"><text:span text:style-name="T12"/></text:p>
      <text:p text:style-name="P38"><text:span text:style-name="T12">Numeric conversion, unary +</text:span></text:p>
      <text:list xml:id="list2162317166" text:style-name="L10">
        <text:list-item>
          <text:p text:style-name="P31"><text:span text:style-name="T12">The unary + form, if applied to a single value, has no effect to numbers, but if applied to a non-number operand, will convert it into a number.</text:span></text:p>
          <text:list>
            <text:list-item>
              <text:p text:style-name="P31"><text:span text:style-name="T12">alert ( +true ); | will return 1;</text:span></text:p>
            </text:list-item>
            <text:list-item>
              <text:p text:style-name="P31"><text:span text:style-name="T12">alert ( +false); | will return 0;</text:span></text:p>
            </text:list-item>
          </text:list>
        </text:list-item>
        <text:list-item>
          <text:p text:style-name="P32"><text:span text:style-name="T12">If attempting to convert a string variable and then summing, one can:</text:span></text:p>
          <text:list>
            <text:list-item>
              <text:p text:style-name="P32"><text:span text:style-name="T12">ex. </text:span><text:span text:style-name="T14">let apples = '2' | let oranges = '3' | alert (+apples + +oranges); |</text:span><text:span text:style-name="T12"> will result in 5</text:span></text:p>
            </text:list-item>
          </text:list>
        </text:list-item>
        <text:list-item>
          <text:p text:style-name="P32"><text:span text:style-name="T12">Unary takes precedent over binary operators</text:span></text:p>
        </text:list-item>
      </text:list>
      <text:p text:style-name="P33"><text:span text:style-name="T12"/></text:p>
      <text:p text:style-name="P39"><text:span text:style-name="T12">Bitwise Operators</text:span></text:p>
      <text:list xml:id="list2962028886" text:style-name="L11">
        <text:list-item>
          <text:p text:style-name="P34"><text:span text:style-name="T12">Bitwise operators treat arguments as 32-bit integers and work on the level of their binary representation.</text:span></text:p>
        </text:list-item>
        <text:list-item>
          <text:p text:style-name="P34"><text:span text:style-name="T12">These operators are not Javascript specific and is supported in most programming languages.</text:span></text:p>
        </text:list-item>
        <text:list-item>
          <text:p text:style-name="P34"><text:span text:style-name="T12">List of operators:</text:span></text:p>
          <text:list>
            <text:list-item>
              <text:p text:style-name="P34"><text:span text:style-name="T12">&lt; &amp; &gt; - AND</text:span></text:p>
            </text:list-item>
            <text:list-item>
              <text:p text:style-name="P34"><text:span text:style-name="T12">&lt; | &gt; - OR</text:span></text:p>
            </text:list-item>
            <text:list-item>
              <text:p text:style-name="P34"><text:span text:style-name="T12">&lt; ^ &gt; - XOR</text:span></text:p>
            </text:list-item>
            <text:list-item>
              <text:p text:style-name="P34"><text:span text:style-name="T12">&lt; ~ &gt; - NOT</text:span></text:p>
            </text:list-item>
            <text:list-item>
              <text:p text:style-name="P34"><text:span text:style-name="T12">&lt; </text:span><text:span text:style-name="T13">&lt;&lt;</text:span><text:span text:style-name="T12"> &gt; - LEFT SHIFT</text:span></text:p>
            </text:list-item>
            <text:list-item>
              <text:p text:style-name="P34"><text:soft-page-break/><text:span text:style-name="T12">&lt;</text:span><text:span text:style-name="T13"> &gt;&gt;</text:span><text:span text:style-name="T12"> &gt; - RIGHT SHIFT</text:span></text:p>
            </text:list-item>
            <text:list-item>
              <text:p text:style-name="P34"><text:span text:style-name="T12">&lt;</text:span><text:span text:style-name="T13"> &gt;&gt;&gt;</text:span><text:span text:style-name="T12"> &gt; - ZERO-FILL RIGHT SHIFT</text:span></text:p>
            </text:list-item>
          </text:list>
        </text:list-item>
      </text:list>
      <text:p text:style-name="P35"><text:span text:style-name="T12"/></text:p>
      <text:p text:style-name="P35"><text:span text:style-name="T13">Comma</text:span></text:p>
      <text:list xml:id="list1073942111" text:style-name="L12">
        <text:list-item>
          <text:p text:style-name="P36"><text:span text:style-name="T12">The comma operator &lt; , &gt; allows us to evaluate several expressions, dividing them with a comma. Each section is evaluated but only the result is returned.</text:span></text:p>
          <text:list>
            <text:list-item>
              <text:p text:style-name="P36"><text:span text:style-name="T12">ex. </text:span><text:span text:style-name="T14">let a = (1 + 2, 3 + 4); | alert(a); | </text:span><text:span text:style-name="T12">results in 7</text:span></text:p>
            </text:list-item>
          </text:list>
        </text:list-item>
        <text:list-item>
          <text:p text:style-name="P36"><text:span text:style-name="T12">This can be used to put complex constructs of several actions into one line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3" meta:paragraph-count="80" meta:word-count="957" meta:character-count="4771" meta:non-whitespace-character-count="3961"/>
  </office:meta>
</office:document-meta>
</file>